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endarCodec.createXMLGregorianCalendar( Calendar calend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lendarCodec.write( JSONSerializer serializer , Object object , Object fieldName , Type fieldType , int feature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Calendar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Codec.write( JSONSerializer serializer , Object object , Bea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alendarCodec.deserialze( DefaultJSONParser parser , Type type , Object fieldName , String format , int featu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alendarCodec.deserialze( DefaultJSONParser parser , Type clazz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